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Standard">
      <style:text-properties fo:color="#000000"/>
    </style:style>
    <style:style style:name="P3" style:family="paragraph" style:parent-style-name="Standard">
      <style:paragraph-properties fo:margin-top="0in" fo:margin-bottom="0.1965in" loext:contextual-spacing="false"/>
    </style:style>
    <style:style style:name="P4" style:family="paragraph" style:parent-style-name="Standard">
      <style:paragraph-properties fo:margin-top="0in" fo:margin-bottom="0.1965in" loext:contextual-spacing="false"/>
      <style:text-properties fo:color="#000000"/>
    </style:style>
    <style:style style:name="P5" style:family="paragraph" style:parent-style-name="Heading_20_2">
      <style:text-properties fo:color="#000000"/>
    </style:style>
    <style:style style:name="P6" style:family="paragraph" style:parent-style-name="Horizontal_20_Line">
      <style:text-properties fo:color="#000000"/>
    </style:style>
    <style:style style:name="P7" style:family="paragraph" style:parent-style-name="Text_20_body" style:list-style-name="L1"/>
    <style:style style:name="P8" style:family="paragraph" style:parent-style-name="Text_20_body" style:list-style-name="L2">
      <style:text-properties fo:color="#000000" officeooo:rsid="0012bbfe" officeooo:paragraph-rsid="0012bbfe"/>
    </style:style>
    <style:style style:name="P9" style:family="paragraph" style:parent-style-name="Text_20_body" style:list-style-name="L3">
      <style:text-properties fo:color="#000000" officeooo:rsid="0017b229" officeooo:paragraph-rsid="0017b229"/>
    </style:style>
    <style:style style:name="P10" style:family="paragraph" style:parent-style-name="Text_20_body" style:list-style-name="L4">
      <style:text-properties fo:color="#000000" officeooo:rsid="0017b229" officeooo:paragraph-rsid="0017b229"/>
    </style:style>
    <style:style style:name="P11" style:family="paragraph" style:parent-style-name="Text_20_body" style:list-style-name="L5">
      <style:text-properties fo:color="#000000" officeooo:rsid="0017b229" officeooo:paragraph-rsid="0017b229"/>
    </style:style>
    <style:style style:name="P12" style:family="paragraph" style:parent-style-name="Text_20_body" style:list-style-name="L6">
      <style:text-properties fo:color="#000000" officeooo:rsid="0017b229" officeooo:paragraph-rsid="0017b229"/>
    </style:style>
    <style:style style:name="P13" style:family="paragraph" style:parent-style-name="Text_20_body" style:list-style-name="L7">
      <style:text-properties fo:color="#000000" officeooo:rsid="0017b229" officeooo:paragraph-rsid="0017b229"/>
    </style:style>
    <style:style style:name="P14" style:family="paragraph" style:parent-style-name="Text_20_body" style:list-style-name="L2">
      <style:text-properties fo:color="#000000" officeooo:rsid="0013ffa4" officeooo:paragraph-rsid="0013ffa4"/>
    </style:style>
    <style:style style:name="P15" style:family="paragraph" style:parent-style-name="Text_20_body" style:list-style-name="L7">
      <style:text-properties fo:color="#000000" officeooo:rsid="0017ea73" officeooo:paragraph-rsid="0017ea73"/>
    </style:style>
    <style:style style:name="P16" style:family="paragraph" style:parent-style-name="Text_20_body" style:list-style-name="L1">
      <style:paragraph-properties fo:margin-top="0in" fo:margin-bottom="0in" loext:contextual-spacing="false"/>
    </style:style>
    <style:style style:name="P1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color="#000000"/>
    </style:style>
    <style:style style:name="T2" style:family="text">
      <style:text-properties fo:color="#000000" fo:background-color="#000000" loext:char-shading-value="0"/>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unnamed0" form:control-implementation="ooo:com.sun.star.form.component.TextField" xml:id="control1" form:id="control1" form:max-length="5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___gatsby">
        <text:section text:style-name="Sect1" text:name="gatsby-focus-wrapper">
          <text:p text:style-name="P4">Search</text:p>
          <text:p text:style-name="P4"><draw:control text:anchor-type="as-char" draw:z-index="0" draw:style-name="gr1" draw:text-style-name="P17" svg:width="1.7504in" svg:height="0.2815in" draw:control="control1"/></text:p>
        </text:section>
      </text:section>
      <text:p text:style-name="P3"><text:bookmark text:name="universal-nav-logo"/><text:a xlink:type="simple" xlink:href="https://www.freecodecamp.org/" text:style-name="Internet_20_link" text:visited-style-name="Visited_20_Internet_20_Link"><text:span text:style-name="T1">freeCodeCamp.org</text:span></text:a></text:p>
      <text:list xml:id="list15121832" text:style-name="L1">
        <text:list-item>
          <text:p text:style-name="P16"><text:a xlink:type="simple" xlink:href="https://www.freecodecamp.org/news" office:target-frame-name="_blank" xlink:show="new" text:style-name="Internet_20_link" text:visited-style-name="Visited_20_Internet_20_Link"><text:span text:style-name="T1">/news</text:span></text:a></text:p>
        </text:list-item>
        <text:list-item>
          <text:p text:style-name="P16"><text:a xlink:type="simple" xlink:href="https://www.freecodecamp.org/forum" office:target-frame-name="_blank" xlink:show="new" text:style-name="Internet_20_link" text:visited-style-name="Visited_20_Internet_20_Link"><text:span text:style-name="T1">/forum</text:span></text:a></text:p>
        </text:list-item>
        <text:list-item>
          <text:p text:style-name="P7"><text:a xlink:type="simple" xlink:href="https://www.freecodecamp.org/learn" text:style-name="Internet_20_link" text:visited-style-name="Visited_20_Internet_20_Link"><text:span text:style-name="T1">/learn</text:span></text:a></text:p>
        </text:list-item>
      </text:list>
      <text:h text:style-name="P5" text:outline-level="2">Responsive Web Design Projects - Build a Technical Documentation Page</text:h>
      <text:p text:style-name="Text_20_body"><text:span text:style-name="Strong_20_Emphasis"><text:span text:style-name="T1">Objective:</text:span></text:span><text:span text:style-name="T1"> Build a </text:span><text:a xlink:type="simple" xlink:href="https://codepen.io/" office:target-frame-name="_blank" xlink:show="new" text:style-name="Internet_20_link" text:visited-style-name="Visited_20_Internet_20_Link">CodePen.io</text:a><text:span text:style-name="T1"> app that is functionally similar to this: </text:span><text:a xlink:type="simple" xlink:href="https://codepen.io/freeCodeCamp/full/NdrKKL" office:target-frame-name="_blank" xlink:show="new" text:style-name="Internet_20_link" text:visited-style-name="Visited_20_Internet_20_Link">https://codepen.io/freeCodeCamp/full/NdrKKL</text:a><text:span text:style-name="T1">.</text:span></text:p>
      <text:p text:style-name="Text_20_body"><text:span text:style-name="T1">Fulfill the below </text:span><text:a xlink:type="simple" xlink:href="https://en.wikipedia.org/wiki/User_story" office:target-frame-name="_blank" xlink:show="new" text:style-name="Internet_20_link" text:visited-style-name="Visited_20_Internet_20_Link">user stories</text:a><text:span text:style-name="T1"> and get all of the tests to pass. Give it your own personal style.</text:span></text:p>
      <text:p text:style-name="P1">You can use HTML, JavaScript, and CSS to complete this project. Plain CSS is recommended because that is what the lessons have covered so far and you should get some practice with plain CSS. You can use Bootstrap or SASS if you choose. Additional technologies (just for example jQuery, React, Angular, or Vue) are not recommended for this project, and using them is at your own risk. Other projects will give you a chance to work with different technology stacks like React. We will accept and try to fix all issue reports that use the suggested technology stack for this project. Happy coding!</text:p>
      <text:p text:style-name="Text_20_body"><text:span text:style-name="Strong_20_Emphasis"><text:span text:style-name="T2">User Story #1:</text:span></text:span><text:span text:style-name="T2"> I can see a </text:span><text:span text:style-name="Source_20_Text"><text:span text:style-name="T2">main</text:span></text:span><text:span text:style-name="T2"> element with a corresponding </text:span><text:span text:style-name="Source_20_Text"><text:span text:style-name="T2">id="main-doc"</text:span></text:span><text:span text:style-name="T2">, which contains the page's main content (technical documentation).</text:span></text:p>
      <text:p text:style-name="Text_20_body"><text:span text:style-name="Strong_20_Emphasis"><text:span text:style-name="T2">User Story #2:</text:span></text:span><text:span text:style-name="T2"> Within the </text:span><text:span text:style-name="Source_20_Text"><text:span text:style-name="T2">#main-doc</text:span></text:span><text:span text:style-name="T2"> element, I can see several </text:span><text:span text:style-name="Source_20_Text"><text:span text:style-name="T2">section</text:span></text:span><text:span text:style-name="T2"> elements, each with a class of </text:span><text:span text:style-name="Source_20_Text"><text:span text:style-name="T2">main-section</text:span></text:span><text:span text:style-name="T2">. There should be a minimum of 5.</text:span></text:p>
      <text:p text:style-name="Text_20_body"><text:span text:style-name="Strong_20_Emphasis"><text:span text:style-name="T1">User Story #3:</text:span></text:span><text:span text:style-name="T1"> The first element within each </text:span><text:span text:style-name="Source_20_Text"><text:span text:style-name="T1">.main-section</text:span></text:span><text:span text:style-name="T1"> should be a </text:span><text:span text:style-name="Source_20_Text"><text:span text:style-name="T1">header</text:span></text:span><text:span text:style-name="T1"> element which contains text that describes the topic of that section.</text:span></text:p>
      <text:p text:style-name="Text_20_body"><text:span text:style-name="Strong_20_Emphasis"><text:span text:style-name="T1">User Story #4:</text:span></text:span><text:span text:style-name="T1"> Each </text:span><text:span text:style-name="Source_20_Text"><text:span text:style-name="T1">section</text:span></text:span><text:span text:style-name="T1"> element with the class of </text:span><text:span text:style-name="Source_20_Text"><text:span text:style-name="T1">main-section</text:span></text:span><text:span text:style-name="T1"> should also have an id that corresponds with the text of each </text:span><text:span text:style-name="Source_20_Text"><text:span text:style-name="T1">header</text:span></text:span><text:span text:style-name="T1"> contained within it. Any spaces should be replaced with underscores (e.g. The </text:span><text:span text:style-name="Source_20_Text"><text:span text:style-name="T1">section</text:span></text:span><text:span text:style-name="T1"> that contains the header "JavaScript and Java" should have a corresponding </text:span><text:span text:style-name="Source_20_Text"><text:span text:style-name="T1">id="JavaScript_and_Java"</text:span></text:span><text:span text:style-name="T1">).</text:span></text:p>
      <text:p text:style-name="Text_20_body"><text:span text:style-name="Strong_20_Emphasis"><text:span text:style-name="T1">User Story #5:</text:span></text:span><text:span text:style-name="T1"> The </text:span><text:span text:style-name="Source_20_Text"><text:span text:style-name="T1">.main-section</text:span></text:span><text:span text:style-name="T1"> elements should contain at least 10 </text:span><text:span text:style-name="Source_20_Text"><text:span text:style-name="T1">p</text:span></text:span><text:span text:style-name="T1"> elements total (not each).</text:span></text:p>
      <text:p text:style-name="Text_20_body"><text:span text:style-name="Strong_20_Emphasis"><text:span text:style-name="T1">User Story #6:</text:span></text:span><text:span text:style-name="T1"> The </text:span><text:span text:style-name="Source_20_Text"><text:span text:style-name="T1">.main-section</text:span></text:span><text:span text:style-name="T1"> elements should contain at least 5 </text:span><text:span text:style-name="Source_20_Text"><text:span text:style-name="T1">code</text:span></text:span><text:span text:style-name="T1"> elements total (not each).</text:span></text:p>
      <text:p text:style-name="Text_20_body"><text:span text:style-name="Strong_20_Emphasis"><text:span text:style-name="T1">User Story #7:</text:span></text:span><text:span text:style-name="T1"> The </text:span><text:span text:style-name="Source_20_Text"><text:span text:style-name="T1">.main-section</text:span></text:span><text:span text:style-name="T1"> elements should contain at least 5 </text:span><text:span text:style-name="Source_20_Text"><text:span text:style-name="T1">li</text:span></text:span><text:span text:style-name="T1"> items total (not each).</text:span></text:p>
      <text:p text:style-name="Text_20_body"><text:span text:style-name="Strong_20_Emphasis"><text:span text:style-name="T2">User Story #8:</text:span></text:span><text:span text:style-name="T2"> I can see a </text:span><text:span text:style-name="Source_20_Text"><text:span text:style-name="T2">nav</text:span></text:span><text:span text:style-name="T2"> element with a corresponding </text:span><text:span text:style-name="Source_20_Text"><text:span text:style-name="T2">id="navbar"</text:span></text:span><text:span text:style-name="T2">.</text:span></text:p>
      <text:p text:style-name="Text_20_body"><text:soft-page-break/><text:span text:style-name="Strong_20_Emphasis"><text:span text:style-name="T1">User Story #9:</text:span></text:span><text:span text:style-name="T1"> The navbar element should contain one </text:span><text:span text:style-name="Source_20_Text"><text:span text:style-name="T1">header</text:span></text:span><text:span text:style-name="T1"> element which contains text that describes the topic of the technical documentation.</text:span></text:p>
      <text:p text:style-name="Text_20_body"><text:span text:style-name="Strong_20_Emphasis"><text:span text:style-name="T1">User Story #10:</text:span></text:span><text:span text:style-name="T1"> Additionally, the navbar should contain link (</text:span><text:span text:style-name="Source_20_Text"><text:span text:style-name="T1">a</text:span></text:span><text:span text:style-name="T1">) elements with the class of </text:span><text:span text:style-name="Source_20_Text"><text:span text:style-name="T1">nav-link</text:span></text:span><text:span text:style-name="T1">. There should be one for every element with the class </text:span><text:span text:style-name="Source_20_Text"><text:span text:style-name="T1">main-section</text:span></text:span><text:span text:style-name="T1">.</text:span></text:p>
      <text:p text:style-name="Text_20_body"><text:span text:style-name="Strong_20_Emphasis"><text:span text:style-name="T1">User Story #11:</text:span></text:span><text:span text:style-name="T1"> The </text:span><text:span text:style-name="Source_20_Text"><text:span text:style-name="T1">header</text:span></text:span><text:span text:style-name="T1"> element in the navbar must come before any link (</text:span><text:span text:style-name="Source_20_Text"><text:span text:style-name="T1">a</text:span></text:span><text:span text:style-name="T1">) elements in the navbar.</text:span></text:p>
      <text:p text:style-name="Text_20_body"><text:span text:style-name="Strong_20_Emphasis"><text:span text:style-name="T1">User Story #12:</text:span></text:span><text:span text:style-name="T1"> Each element with the class of </text:span><text:span text:style-name="Source_20_Text"><text:span text:style-name="T1">nav-link</text:span></text:span><text:span text:style-name="T1"> should contain text that corresponds to the </text:span><text:span text:style-name="Source_20_Text"><text:span text:style-name="T1">header</text:span></text:span><text:span text:style-name="T1"> text within each </text:span><text:span text:style-name="Source_20_Text"><text:span text:style-name="T1">section</text:span></text:span><text:span text:style-name="T1"> (e.g. if you have a "Hello world" section/header, your navbar should have an element which contains the text "Hello world").</text:span></text:p>
      <text:p text:style-name="Text_20_body"><text:span text:style-name="Strong_20_Emphasis"><text:span text:style-name="T1">User Story #13:</text:span></text:span><text:span text:style-name="T1"> When I click on a navbar element, the page should navigate to the corresponding section of the </text:span><text:span text:style-name="Source_20_Text"><text:span text:style-name="T1">main-doc</text:span></text:span><text:span text:style-name="T1"> element (e.g. If I click on a </text:span><text:span text:style-name="Source_20_Text"><text:span text:style-name="T1">nav-link</text:span></text:span><text:span text:style-name="T1"> element that contains the text "Hello world", the page navigates to a </text:span><text:span text:style-name="Source_20_Text"><text:span text:style-name="T1">section</text:span></text:span><text:span text:style-name="T1"> element that has that id and contains the corresponding </text:span><text:span text:style-name="Source_20_Text"><text:span text:style-name="T1">header</text:span></text:span><text:span text:style-name="T1">.</text:span></text:p>
      <text:p text:style-name="Text_20_body"><text:span text:style-name="Strong_20_Emphasis"><text:span text:style-name="T1">User Story #14:</text:span></text:span><text:span text:style-name="T1"> On regular sized devices (laptops, desktops), the element with </text:span><text:span text:style-name="Source_20_Text"><text:span text:style-name="T1">id="navbar"</text:span></text:span><text:span text:style-name="T1"> should be shown on the left side of the screen and should always be visible to the user.</text:span></text:p>
      <text:p text:style-name="Text_20_body"><text:span text:style-name="Strong_20_Emphasis"><text:span text:style-name="T1">User Story #15:</text:span></text:span><text:span text:style-name="T1"> My Technical Documentation page should use at least one media query.</text:span></text:p>
      <text:p text:style-name="Text_20_body"><text:span text:style-name="T1">You can build your project by forking </text:span><text:a xlink:type="simple" xlink:href="http://codepen.io/freeCodeCamp/pen/MJjpwO" office:target-frame-name="_blank" xlink:show="new" text:style-name="Internet_20_link" text:visited-style-name="Visited_20_Internet_20_Link">this CodePen pen</text:a><text:span text:style-name="T1">. Or you can use this CDN link to run the tests in any environment you like: </text:span><text:span text:style-name="Source_20_Text"><text:span text:style-name="T1">https://cdn.freecodecamp.org/testable-projects-fcc/v1/bundle.js</text:span></text:span></text:p>
      <text:p text:style-name="P1">Once you're done, submit the URL to your working project with all its tests passing.</text:p>
      <text:p text:style-name="Text_20_body"><text:span text:style-name="T1">Remember to use the </text:span><text:a xlink:type="simple" xlink:href="https://forum.freecodecamp.org/t/how-to-get-help-when-you-are-stuck/19514" office:target-frame-name="_blank" xlink:show="new" text:style-name="Internet_20_link" text:visited-style-name="Visited_20_Internet_20_Link">Read-Search-Ask</text:a><text:span text:style-name="T1"> method if you get stuck.</text:span></text:p>
      <text:p text:style-name="P6"/>
      <text:list xml:id="list2113651463" text:style-name="L2">
        <text:list-item>
          <text:p text:style-name="P8">What is SQL?</text:p>
        </text:list-item>
        <text:list-item>
          <text:p text:style-name="P8">Three Main Components</text:p>
        </text:list-item>
      </text:list>
      <text:list xml:id="list1676269393" text:style-name="L3">
        <text:list-item>
          <text:p text:style-name="P9">Data Definition</text:p>
        </text:list-item>
        <text:list-item>
          <text:p text:style-name="P9">Data Manipulation</text:p>
        </text:list-item>
        <text:list-item>
          <text:p text:style-name="P9">Data Control</text:p>
        </text:list-item>
      </text:list>
      <text:list xml:id="list230137150086462" text:continue-list="list2113651463" text:style-name="L2">
        <text:list-item>
          <text:p text:style-name="P8">Data Definition Language</text:p>
        </text:list-item>
      </text:list>
      <text:list xml:id="list3999021878" text:style-name="L4">
        <text:list-item>
          <text:p text:style-name="P10">Keywords</text:p>
        </text:list-item>
      </text:list>
      <text:list xml:id="list230138291980493" text:continue-list="list230137150086462" text:style-name="L2">
        <text:list-item>
          <text:p text:style-name="P8">Data Manipulation Language</text:p>
        </text:list-item>
      </text:list>
      <text:list xml:id="list474630639" text:style-name="L5">
        <text:list-item>
          <text:p text:style-name="P11">Keywords</text:p>
        </text:list-item>
      </text:list>
      <text:list xml:id="list230138136302214" text:continue-list="list230138291980493" text:style-name="L2">
        <text:list-item>
          <text:p text:style-name="P8">Data Control Language</text:p>
        </text:list-item>
      </text:list>
      <text:list xml:id="list2932793016" text:style-name="L6">
        <text:list-item>
          <text:p text:style-name="P12">Keywords</text:p>
        </text:list-item>
      </text:list>
      <text:list xml:id="list230136476243828" text:continue-list="list230138136302214" text:style-name="L2">
        <text:list-item>
          <text:p text:style-name="P14"><text:soft-page-break/>Data Types</text:p>
        </text:list-item>
      </text:list>
      <text:list xml:id="list1342402079" text:style-name="L7">
        <text:list-item>
          <text:p text:style-name="P15">Date/Time</text:p>
        </text:list-item>
        <text:list-item>
          <text:p text:style-name="P13">Numeric</text:p>
        </text:list-item>
        <text:list-item>
          <text:p text:style-name="P15">Text</text:p>
        </text:list-item>
        <text:list-item>
          <text:p text:style-name="P15">Misc</text:p>
        </text:list-item>
      </text:list>
      <text:list xml:id="list230138262941236" text:continue-list="list230136476243828" text:style-name="L2">
        <text:list-item>
          <text:p text:style-name="P14">Aggregate Functions</text:p>
        </text:list-item>
        <text:list-item>
          <text:p text:style-name="P14">Database Functions</text:p>
        </text:list-item>
        <text:list-item>
          <text:p text:style-name="P14">Refer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02:55:53.149000000</meta:creation-date>
    <dc:date>2019-11-02T23:01:36.065000000</dc:date>
    <meta:editing-duration>PT22H18M6S</meta:editing-duration>
    <meta:editing-cycles>5</meta:editing-cycles>
    <meta:generator>LibreOffice/6.2.6.2$Windows_X86_64 LibreOffice_project/684e730861356e74889dfe6dbddd3562aae2e6ad</meta:generator>
    <meta:document-statistic meta:table-count="0" meta:image-count="0" meta:object-count="0" meta:page-count="3" meta:paragraph-count="47" meta:word-count="646" meta:character-count="3889" meta:non-whitespace-character-count="3311"/>
  </office:meta>
</office:document-meta>
</file>